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10pt" officeooo:rsid="001e2fe6" officeooo:paragraph-rsid="001647e0" style:font-size-asian="10pt" style:font-size-complex="10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officeooo:paragraph-rsid="001647e0" style:font-size-asian="14pt" style:font-size-complex="14pt"/>
    </style:style>
    <style:style style:name="P4" style:family="paragraph" style:parent-style-name="Standard">
      <style:text-properties fo:font-size="14pt" officeooo:paragraph-rsid="001966af" style:font-size-asian="14pt" style:font-size-complex="14pt"/>
    </style:style>
    <style:style style:name="P5" style:family="paragraph" style:parent-style-name="Standard">
      <style:text-properties fo:font-size="14pt" officeooo:paragraph-rsid="001ad032" style:font-size-asian="14pt" style:font-size-complex="14pt"/>
    </style:style>
    <style:style style:name="P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paragraph-rsid="001647e0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6pt" style:font-size-asian="16pt" style:font-size-complex="16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font-size="10pt" fo:font-weight="normal" officeooo:paragraph-rsid="001647e0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break-before="column"/>
      <style:text-properties fo:font-size="16pt" style:font-size-asian="16pt" style:font-size-complex="16pt"/>
    </style:style>
    <style:style style:name="P12" style:family="paragraph" style:parent-style-name="Standard">
      <style:text-properties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/>
      <style:text-properties fo:font-size="14pt" fo:font-weight="bold" officeooo:rsid="0022a0e0" officeooo:paragraph-rsid="0020678f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style:font-size-asian="14pt" style:font-size-complex="14pt"/>
    </style:style>
    <style:style style:name="P15" style:family="paragraph" style:parent-style-name="Standard">
      <style:text-properties fo:font-size="14pt" officeooo:paragraph-rsid="0020678f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47e0" style:font-weight-asian="bold" style:font-weight-complex="bold"/>
    </style:style>
    <style:style style:name="T3" style:family="text">
      <style:text-properties fo:font-weight="bold" officeooo:rsid="0031fc47" style:font-weight-asian="bold" style:font-weight-complex="bold"/>
    </style:style>
    <style:style style:name="T4" style:family="text">
      <style:text-properties fo:font-weight="bold" officeooo:rsid="0031b331" style:font-weight-asian="bold" style:font-weight-complex="bold"/>
    </style:style>
    <style:style style:name="T5" style:family="text">
      <style:text-properties fo:font-weight="bold" officeooo:rsid="0032c91e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language="en" fo:country="US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officeooo:rsid="002c49de"/>
    </style:style>
    <style:style style:name="T10" style:family="text">
      <style:text-properties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32c91e"/>
    </style:style>
    <style:style style:name="T13" style:family="text">
      <style:text-properties officeooo:rsid="0020678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8">ΑΙΤΗΣΗ</text:span><text:tab/><text:tab/><text:tab/><text:tab/><text:tab/></text:p>
      <text:p text:style-name="P2"/>
      <text:p text:style-name="P3">Επώνυμο: <text:span text:style-name="T1">[LAST_NAME]</text:span></text:p>
      <text:p text:style-name="P3">Όνομα: <text:span text:style-name="T1">[FIRST_NAME]</text:span></text:p>
      <text:p text:style-name="P3">Πατρώνυμο: <text:span text:style-name="T1">[FATHER_NAME]</text:span></text:p>
      <text:p text:style-name="P3">Κλάδος: <text:span text:style-name="T1">[SPECIALTY]</text:span></text:p>
      <text:p text:style-name="P3">Οργανική Θέση: <text:span text:style-name="T1">[PRIMARY_SCHOOL]</text:span></text:p>
      <text:p text:style-name="P3">Θέση που υπηρετώ: <text:span text:style-name="T1">[SERVING_SCHOOL]</text:span></text:p>
      <text:p text:style-name="P3">Δ/νση κατοικίας: <text:span text:style-name="T1">[HOME_ADDRESS]</text:span></text:p>
      <text:p text:style-name="P3">Τηλέφωνο: <text:span text:style-name="T1">[MOBILE_PHONE]</text:span></text:p>
      <text:p text:style-name="P2"/>
      <text:p text:style-name="P2"/>
      <text:p text:style-name="P2"/>
      <text:p text:style-name="P8"><text:span text:style-name="T1">ΘΕΜΑ</text:span>: <text:span text:style-name="T6">Χορήγηση ειδικής άδειας</text:span></text:p>
      <text:p text:style-name="P2"/>
      <text:p text:style-name="P2">1.Χορηγηθείσα ειδική άδεια τρέχοντος ημερολογιακού έτους:</text:p>
      <text:p text:style-name="P2">…………………………………………………………………ημέρ……..</text:p>
      <text:p text:style-name="P2">λόγω………………………………………………………………………</text:p>
      <text:p text:style-name="P2"/>
      <text:p text:style-name="P4"/>
      <text:p text:style-name="P11">ΠΡΟΣ</text:p>
      <text:p text:style-name="P2"/>
      <text:p text:style-name="P3">Τον κ. Δ/ντή <text:s/>του <text:span text:style-name="T9">1ου ΕΠΑΛ Μοιρών</text:span></text:p>
      <text:p text:style-name="P2"/>
      <text:p text:style-name="P5">Παρακαλώ να μου χορηγήσετε ειδική άδεια βάσει του άρθρου 50 του Ν.3528/9-02-2007 επιπλέον Παρ 1 του άρθρου 51 Ν. 4075/2012<text:span text:style-name="T12">για </text:span><text:span text:style-name="T3">[DURATION]</text:span> <text:s/>από <text:span text:style-name="T4">[START_DATE]</text:span> μέχρι <text:span text:style-name="T5">[END_DATE]</text:span> <text:s/>λόγω:</text:p>
      <text:p text:style-name="P2"/>
      <text:p text:style-name="P6">συζύγου ή τέκνου <text:span text:style-name="T13">(ή ιδίου/ας) </text:span>που χρήζει περιοδικής νοσηλείας ή χρειάζεται τακτικές μεταγγίσεις αίματος.</text:p>
      <text:p text:style-name="P9">Μαζί υποβάλλω και γνωμάτευση πρωτοβάθμιας υγειονομικής επιτροπής.</text:p>
      <text:p text:style-name="P9"/>
      <text:p text:style-name="P15"/>
      <text:p text:style-name="P15"/>
      <text:p text:style-name="P15">Ημερομηνία: ……………………………..</text:p>
      <text:p text:style-name="P15"/>
      <text:p text:style-name="P13">[APPLICAN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Λεζάντα1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Προεπιλεγμένη_20_γραμματοσειρά" style:display-name="Προεπιλεγμένη γραμματοσειρά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Προεπιλεγμένη_20_γραμματοσειρά1" style:display-name="Προεπιλεγμένη γραμματοσειρά1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officeooo:rsid="001e2fe6" officeooo:paragraph-rsid="001647e0" style:font-size-asian="10pt" style:font-size-complex="10pt"/>
    </style:style>
    <style:page-layout style:name="Mpm1">
      <style:page-layout-properties fo:page-width="210.01mm" fo:page-height="297mm" style:num-format="1" style:print-orientation="portrait" fo:margin-top="9mm" fo:margin-bottom="9mm" fo:margin-left="10mm" fo:margin-right="10mm" fo:background-color="#ffffff" style:writing-mode="lr-tb" style:layout-grid-color="#c0c0c0" style:layout-grid-lines="43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draw:fill="solid" draw:fill-color="#ffffff" draw:opacity="0%" style:footnote-max-height="0mm">
        <style:columns fo:column-count="2" fo:column-gap="12.49mm">
          <style:column style:rel-width="32767*" fo:start-indent="0mm" fo:end-indent="6.24mm"/>
          <style:column style:rel-width="32768*" fo:start-indent="6.2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MP1">Αριθμός πρωτοκόλλου : </text:p>
        <text:p text:style-name="MP1">(συμπληρώνεται από το σχολείο)</text:p>
        <text:p text:style-name="MP1"/>
        <text:p text:style-name="MP1">______ / ____ - ____ - _______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5-03-31T09:21:00</meta:creation-date>
    <dc:creator>Ιωάννης Χαριτάκης</dc:creator>
    <dc:date>2017-10-31T05:44:36.689580440</dc:date>
    <meta:print-date>2017-09-28T17:23:56.413721980</meta:print-date>
    <meta:editing-cycles>13</meta:editing-cycles>
    <meta:editing-duration>PT1H57M59S</meta:editing-duration>
    <meta:generator>LibreOffice/5.3.6.1$Linux_X86_64 LibreOffice_project/30m0$Build-1</meta:generator>
    <meta:printed-by>Ιωάννης Χαριτάκης</meta:printed-by>
    <meta:document-statistic meta:table-count="0" meta:image-count="0" meta:object-count="0" meta:page-count="1" meta:paragraph-count="23" meta:word-count="105" meta:character-count="865" meta:non-whitespace-character-count="774"/>
  </office:meta>
</office:document-meta>
</file>